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background-color="#000000"/>
    </style:style>
    <style:style style:name="T1" style:family="text">
      <style:text-properties fo:background-color="#000000" loext:char-shading-value="0"/>
    </style:style>
    <style:style style:name="T2" style:family="text">
      <style:text-properties fo:background-color="#000000" loext:char-shading-value="0"/>
    </style:style>
    <style:style style:name="T3" style:family="text">
      <style:text-properties officeooo:rsid="0019d72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valuation <text:span text:style-name="T3">of the code</text:span></text:p>
      <text:p text:style-name="Standard"/>
      <text:p text:style-name="Standard">1. **Global Definitions and Utility Functions**</text:p>
      <text:p text:style-name="Standard"/>
      <text:p text:style-name="P1"><text:s text:c="3"/></text:p>
      <text:p text:style-name="P1"><text:s text:c="3"/>KEYWORDS = {'int', 'float', 'if', 'else', 'while', 'return'}</text:p>
      <text:p text:style-name="P1"><text:s text:c="3"/>OPERATORS = {'+', '-', '*', '/', '=', '==', '!=', '&amp;&amp;', '||'}</text:p>
      <text:p text:style-name="P1"><text:s text:c="3"/>SEPARATORS = {';', ',', '(', ')', '{', '}'}</text:p>
      <text:p text:style-name="Standard"><text:s text:c="3"/>```</text:p>
      <text:p text:style-name="Standard"/>
      <text:p text:style-name="Standard"><text:s text:c="3"/>**Purpose**: Defines the categories (keywords, operators, separators) to help classify tokens.</text:p>
      <text:p text:style-name="Standard"/>
      <text:p text:style-name="Standard"><text:s text:c="3"/>**Effectiveness**:</text:p>
      <text:p text:style-name="Standard"><text:s text:c="3"/>- These sets enable quick identification of tokens based on predefined categories.</text:p>
      <text:p text:style-name="Standard"/>
      <text:p text:style-name="Standard">2. **`is_identifier` Function**</text:p>
      <text:p text:style-name="Standard"/>
      <text:p text:style-name="Standard"><text:s/><text:span text:style-name="T2"><text:s text:c="2"/></text:span></text:p>
      <text:p text:style-name="P1"><text:s text:c="3"/>def is_identifier(token):</text:p>
      <text:p text:style-name="P1"><text:s text:c="7"/>if token and (token[0].isalpha() or token[0] == '_'):</text:p>
      <text:p text:style-name="P1"><text:s text:c="11"/>return all(char.isalnum() or char == '_' for char in token[1:])</text:p>
      <text:p text:style-name="P1"><text:s text:c="7"/>return False</text:p>
      <text:p text:style-name="P1"><text:s text:c="3"/>```</text:p>
      <text:p text:style-name="Standard"/>
      <text:p text:style-name="Standard"><text:s text:c="3"/>**Purpose**: Checks if a token is a valid identifier.</text:p>
      <text:p text:style-name="Standard"/>
      <text:p text:style-name="Standard"><text:s text:c="3"/>**Effectiveness**:</text:p>
      <text:p text:style-name="Standard"><text:s text:c="3"/>- Effectively distinguishes valid identifiers that start with an alphabetic character or underscore and contain only alphanumeric characters or underscores.</text:p>
      <text:p text:style-name="Standard"/>
      <text:p text:style-name="Standard">3. **`is_integer_literal` Function**</text:p>
      <text:p text:style-name="Standard"/>
      <text:p text:style-name="Standard"><text:s text:c="3"/><text:span text:style-name="T2"/></text:p>
      <text:p text:style-name="P1"><text:s text:c="3"/>def is_integer_literal(token):</text:p>
      <text:p text:style-name="P1"><text:s text:c="7"/>return token.isdigit()</text:p>
      <text:p text:style-name="P1"><text:s text:c="3"/>```</text:p>
      <text:p text:style-name="Standard"/>
      <text:p text:style-name="Standard"><text:s text:c="3"/>**Purpose**: Verifies if a token is an integer literal.</text:p>
      <text:p text:style-name="Standard"/>
      <text:p text:style-name="Standard"><text:s text:c="3"/>**Effectiveness**:</text:p>
      <text:p text:style-name="Standard"><text:s text:c="3"/>- A simple and efficient check for integer literals by confirming that all characters in the token are digits.</text:p>
      <text:p text:style-name="Standard"/>
      <text:p text:style-name="Standard">4. **`is_float_literal` Function**</text:p>
      <text:p text:style-name="Standard"/>
      <text:p text:style-name="Standard"><text:s/><text:span text:style-name="T2"><text:s/></text:span></text:p>
      <text:p text:style-name="P1"><text:s text:c="3"/>def is_float_literal(token):</text:p>
      <text:p text:style-name="P1"><text:s text:c="7"/>if '.' in token:</text:p>
      <text:p text:style-name="P1"><text:s text:c="11"/>parts = token.split('.')</text:p>
      <text:p text:style-name="P1"><text:s text:c="11"/>return len(parts) == 2 and all(part.isdigit() for part in parts)</text:p>
      <text:p text:style-name="P1"><text:s text:c="7"/>return False</text:p>
      <text:p text:style-name="Standard"><text:s text:c="3"/>```</text:p>
      <text:p text:style-name="Standard"><text:soft-page-break/></text:p>
      <text:p text:style-name="Standard"><text:s text:c="3"/>**Purpose**: Determines if a token represents a floating-point literal.</text:p>
      <text:p text:style-name="Standard"/>
      <text:p text:style-name="Standard"><text:s text:c="3"/>**Effectiveness**:</text:p>
      <text:p text:style-name="Standard"><text:s text:c="3"/>- Verifies the presence of a single decimal point and checks that both parts of the split token are numeric.</text:p>
      <text:p text:style-name="Standard"/>
      <text:p text:style-name="Standard">5. **`is_string_literal` Function**</text:p>
      <text:p text:style-name="Standard"/>
      <text:p text:style-name="P1"><text:s text:c="3"/></text:p>
      <text:p text:style-name="P1"><text:s text:c="3"/>def is_string_literal(token):</text:p>
      <text:p text:style-name="P1"><text:s text:c="7"/>return token.startswith('"') and token.endswith('"')</text:p>
      <text:p text:style-name="P1"><text:s text:c="3"/>```</text:p>
      <text:p text:style-name="Standard"/>
      <text:p text:style-name="Standard"><text:s text:c="3"/>**Purpose**: Identifies tokens that are string literals.</text:p>
      <text:p text:style-name="Standard"/>
      <text:p text:style-name="Standard"><text:s text:c="3"/>**Effectiveness**:</text:p>
      <text:p text:style-name="Standard"><text:s text:c="3"/>- Ensures that the token begins and ends with double quotes, handling only single-line strings.</text:p>
      <text:p text:style-name="Standard"/>
      <text:p text:style-name="Standard">6. **`categorize_token` Function**</text:p>
      <text:p text:style-name="Standard"/>
      <text:p text:style-name="Standard"><text:s text:c="2"/></text:p>
      <text:p text:style-name="Standard"><text:s text:c="2"/><text:span text:style-name="T2"><text:s/>def categorize_token(token):</text:span></text:p>
      <text:p text:style-name="P1"><text:s text:c="7"/>if token in KEYWORDS:</text:p>
      <text:p text:style-name="P1"><text:s text:c="11"/>return f"{token} (keyword)"</text:p>
      <text:p text:style-name="P1"><text:s text:c="7"/>elif token in OPERATORS:</text:p>
      <text:p text:style-name="P1"><text:s text:c="11"/>return f"{token} (operator)"</text:p>
      <text:p text:style-name="P1"><text:s text:c="7"/>elif token in SEPARATORS:</text:p>
      <text:p text:style-name="P1"><text:s text:c="11"/>return f"{token} (separator)"</text:p>
      <text:p text:style-name="P1"><text:s text:c="7"/>elif is_identifier(token):</text:p>
      <text:p text:style-name="P1"><text:s text:c="11"/>return f"{token} (identifier)"</text:p>
      <text:p text:style-name="P1"><text:s text:c="7"/>elif is_integer_literal(token):</text:p>
      <text:p text:style-name="P1"><text:s text:c="11"/>return f"{token} (integer literal)"</text:p>
      <text:p text:style-name="P1"><text:s text:c="7"/>elif is_float_literal(token):</text:p>
      <text:p text:style-name="P1"><text:s text:c="11"/>return f"{token} (floating-point literal)"</text:p>
      <text:p text:style-name="P1"><text:s text:c="7"/>elif is_string_literal(token):</text:p>
      <text:p text:style-name="P1"><text:s text:c="11"/>return f"{token} (string literal)"</text:p>
      <text:p text:style-name="P1"><text:s text:c="7"/>return f"{token} (unknown)"</text:p>
      <text:p text:style-name="Standard"><text:s text:c="3"/>```</text:p>
      <text:p text:style-name="Standard"/>
      <text:p text:style-name="Standard"><text:s text:c="3"/>**Purpose**: Categorizes tokens based on predefined types or utility functions.</text:p>
      <text:p text:style-name="Standard"/>
      <text:p text:style-name="Standard"><text:s text:c="3"/>**Effectiveness**:</text:p>
      <text:p text:style-name="Standard"><text:s text:c="3"/>- The function follows a structured flow from specific types (keywords, operators) to general types (identifiers, literals), ending with `"unknown"` for unclassified tokens.</text:p>
      <text:p text:style-name="Standard"/>
      <text:p text:style-name="Standard">7. **`tokenize_and_categorize` Function**</text:p>
      <text:p text:style-name="Standard"/>
      <text:p text:style-name="Standard"><text:s text:c="2"/><text:span text:style-name="T2"/></text:p>
      <text:p text:style-name="P1"><text:s text:c="3"/>def tokenize_and_categorize(input_string):</text:p>
      <text:p text:style-name="P1"><text:s text:c="7"/>tokens = []</text:p>
      <text:p text:style-name="P1"><text:s text:c="7"/>current_token = ""</text:p>
      <text:p text:style-name="P1"><text:soft-page-break/><text:s text:c="7"/></text:p>
      <text:p text:style-name="P1"><text:s text:c="7"/>for char in input_string:</text:p>
      <text:p text:style-name="P1"><text:s text:c="11"/>if char.isspace():</text:p>
      <text:p text:style-name="P1"><text:s text:c="15"/>if current_token:</text:p>
      <text:p text:style-name="P1"><text:s text:c="19"/>tokens.append(current_token)</text:p>
      <text:p text:style-name="P1"><text:s text:c="19"/>current_token = ""</text:p>
      <text:p text:style-name="P1"><text:s text:c="11"/>elif char in OPERATORS or char in SEPARATORS:</text:p>
      <text:p text:style-name="P1"><text:s text:c="15"/>if current_token:</text:p>
      <text:p text:style-name="P1"><text:s text:c="19"/>tokens.append(current_token)</text:p>
      <text:p text:style-name="P1"><text:s text:c="19"/>current_token = ""</text:p>
      <text:p text:style-name="P1"><text:s text:c="15"/>tokens.append(char)</text:p>
      <text:p text:style-name="P1"><text:s text:c="11"/>else:</text:p>
      <text:p text:style-name="P1"><text:s text:c="15"/>current_token += char</text:p>
      <text:p text:style-name="P1"><text:s text:c="7"/></text:p>
      <text:p text:style-name="P1"><text:s text:c="7"/>if current_token:</text:p>
      <text:p text:style-name="P1"><text:s text:c="11"/>tokens.append(current_token)</text:p>
      <text:p text:style-name="Standard"/>
      <text:p text:style-name="Standard"><text:s text:c="7"/>categorized_tokens = [categorize_token(token) for token in tokens]</text:p>
      <text:p text:style-name="Standard"><text:s text:c="7"/>return categorized_tokens</text:p>
      <text:p text:style-name="Standard"><text:s text:c="3"/>```</text:p>
      <text:p text:style-name="Standard"/>
      <text:p text:style-name="Standard"><text:s text:c="3"/>**Purpose**: Splits the input string into tokens and categorizes each.</text:p>
      <text:p text:style-name="Standard"/>
      <text:p text:style-name="Standard"><text:s text:c="3"/>**Effectiveness**:</text:p>
      <text:p text:style-name="Standard"><text:s text:c="3"/>- Handles tokenization and categorization efficiently, allowing for separation based on spaces, operators, and separators.</text:p>
      <text:p text:style-name="Standard"/>
      <text:p text:style-name="Standard">8. **`process_file` Function**</text:p>
      <text:p text:style-name="Standard"/>
      <text:p text:style-name="Standard"><text:s text:c="2"/><text:span text:style-name="T2"/></text:p>
      <text:p text:style-name="P1"><text:s text:c="3"/>def process_file(filename):</text:p>
      <text:p text:style-name="P1"><text:s text:c="7"/>with open(filename, 'r') as file:</text:p>
      <text:p text:style-name="P1"><text:s text:c="11"/>input_code = file.read()</text:p>
      <text:p text:style-name="P1"/>
      <text:p text:style-name="P1"><text:s text:c="7"/>categorized_tokens = tokenize_and_categorize(input_code)</text:p>
      <text:p text:style-name="P1"><text:s text:c="7"/>for token in categorized_tokens:</text:p>
      <text:p text:style-name="P1"><text:s text:c="11"/>print(token)</text:p>
      <text:p text:style-name="Standard"><text:s text:c="3"/>```</text:p>
      <text:p text:style-name="Standard"/>
      <text:p text:style-name="Standard"><text:s text:c="3"/>**Purpose**: Reads the input file and processes each line to extract and categorize tokens.</text:p>
      <text:p text:style-name="Standard"/>
      <text:p text:style-name="Standard"><text:s text:c="3"/>**Effectiveness**:</text:p>
      <text:p text:style-name="Standard"><text:s text:c="3"/>- Effective for reading, tokenizing, and printing categorized tokens, with `with open` ensuring safe file handling.</text:p>
      <text:p text:style-name="Standard"/>
      <text:p text:style-name="Standard">**Output**: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5T01:22:50.180396968</meta:creation-date>
    <dc:date>2024-11-05T01:27:22.856843588</dc:date>
    <meta:editing-duration>PT4M33S</meta:editing-duration>
    <meta:editing-cycles>2</meta:editing-cycles>
    <meta:generator>LibreOffice/24.2.6.2$Linux_X86_64 LibreOffice_project/420$Build-2</meta:generator>
    <meta:print-date>2024-11-05T01:26:49.322329765</meta:print-date>
    <meta:printed-by>PDF files</meta:printed-by>
    <meta:document-statistic meta:table-count="0" meta:image-count="0" meta:object-count="0" meta:page-count="3" meta:paragraph-count="109" meta:word-count="465" meta:character-count="4362" meta:non-whitespace-character-count="3363"/>
  </office:meta>
</office:document-meta>
</file>